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eToBuilder.append( char lhs , char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append( int lhs , int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append( float [ ] lhs , float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append( long lhs , long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append( byte [ ] lhs , byte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reflectionCompare( Object lhs , Object rhs , String [ ]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append( short lhs , short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append( boolean lhs , boolean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areToBuilder.reflectionCompare( Object lhs , Object rhs , boolean compareTransients , Class reflectUpToClass , String [ ] excludeFiel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areToBuilder.append( double lhs , double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append( long [ ] lhs , long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append( Object lhs , Object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reflectionAppend( Object lhs , Object rhs , Class clazz , CompareToBuilder builder , boolean useTransients , String [ ] excludeField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reToBuilder.reflectionCompare( Object lhs , Object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append( char [ ] lhs , char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append( Object [ ] lhs , Object [ ]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append( double [ ] lhs , double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append( Object [ ] lhs , Object [ ] rhs , Comparator compara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to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append( boolean [ ] lhs , boolean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appendSuper( int superCompare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reflectionCompare( Object lhs , Object rhs , Collection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append( float lhs , float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ToBuilder.append( short [ ] lhs , short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reflectionCompare( Object lhs , Object rhs , boolean compare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append( int [ ] lhs , int [ ] rh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reToBuilder.append( Object lhs , Object rhs , Comparator comparato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mpareToBuilder.reflectionCompare( Object lhs , Object rhs , boolean compareTransients , Class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Builder.CompareTo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eToBuilder.append( byte lhs , byte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